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Roboto" style:font-family-asian="Roboto" style:font-family-complex="Roboto" fo:background-color="#f7f7f8" fo:color="#374151"/>
    </style:style>
    <style:style style:name="T15" style:family="text">
      <style:text-properties fo:font-size="10.50pt" fo:font-weight="normal" fo:font-family="'Courier New'" style:font-family-asian="'Courier New'" style:font-family-complex="'Courier New'" fo:background-color="#f7f7f8" fo:color="#374151"/>
    </style:style>
    <style:style style:name="T16" style:family="text">
      <style:text-properties fo:font-size="12.00pt" fo:font-weight="normal" fo:font-family="Roboto" style:font-family-asian="Roboto" style:font-family-complex="Roboto" fo:background-color="#f7f7f8" fo:color="#374151"/>
    </style:style>
    <style:style style:name="T17" style:family="text">
      <style:text-properties fo:font-size="12.00pt" fo:font-weight="normal" fo:font-family="Roboto" style:font-family-asian="Roboto" style:font-family-complex="Roboto" fo:background-color="transparent" fo:color="#374151"/>
    </style:style>
    <style:style style:name="T18" style:family="text">
      <style:text-properties fo:font-size="12.00pt" fo:font-weight="normal" fo:font-family="Roboto" style:font-family-asian="Roboto" style:font-family-complex="Roboto" fo:background-color="#f7f7f8" fo:color="#374151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Arial" style:font-family-asian="Arial" style:font-family-complex="Arial" fo:background-color="#ffffff" fo:color="#222222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0.50pt" fo:font-weight="normal" fo:font-family="Roboto" style:font-family-asian="Roboto" style:font-family-complex="Roboto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0.00%" fo:text-align="left" fo:margin-bottom="8.00pt"/>
    </style:style>
    <style:style style:name="P2" style:family="paragraph">
      <style:paragraph-properties fo:line-height="115.00%" fo:text-align="left"/>
    </style:style>
    <style:style style:name="P3" style:family="paragraph">
      <style:paragraph-properties fo:line-height="110.00%" fo:text-align="left" fo:margin-bottom="8.00pt"/>
    </style:style>
    <style:style style:name="P4" style:family="paragraph">
      <style:paragraph-properties fo:line-height="100.00%" fo:text-align="left" fo:margin-top="15.00pt" fo:margin-bottom="15.00pt"/>
    </style:style>
    <text:list-style style:name="L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left" fo:margin-top="15.00pt"/>
    </style:style>
    <style:style style:name="P6" style:family="paragraph">
      <style:paragraph-properties fo:line-height="100.00%" fo:text-align="left" fo:margin-left="36.00pt" fo:text-indent="0.00pt"/>
    </style:style>
    <style:style style:name="P7" style:family="paragraph">
      <style:paragraph-properties fo:line-height="100.00%" fo:text-align="left" fo:margin-bottom="15.00pt"/>
    </style:style>
    <style:style style:name="P8" style:family="paragraph">
      <style:paragraph-properties fo:line-height="100.00%" fo:text-align="left" fo:margin-left="36.00pt" fo:text-indent="0.00pt" fo:margin-top="15.00pt" fo:margin-bottom="15.00pt"/>
    </style:style>
    <style:style style:name="P9" style:family="paragraph">
      <style:paragraph-properties fo:line-height="110.00%" fo:text-align="left" fo:margin-bottom="8.00pt"/>
    </style:style>
    <style:style style:name="P10" style:family="paragraph">
      <style:paragraph-properties fo:line-height="175.00%" fo:text-align="left" fo:margin-top="15.00pt"/>
    </style:style>
    <style:style style:name="P11" style:family="paragraph">
      <style:paragraph-properties fo:line-height="175.00%" fo:text-align="left" fo:margin-bottom="8.00pt"/>
    </style:style>
    <style:style style:name="P12" style:family="paragraph">
      <style:paragraph-properties fo:line-height="110.00%" fo:text-align="left" fo:margin-bottom="8.00pt"/>
    </style:style>
  </office:automatic-styles>
  <office:body>
    <office:text>
      <text:p text:style-name="P1"><draw:frame text:anchor-type="as-char" svg:width="159.28mm" svg:height="22.75mm" style:rel-width="scale" style:rel-height="scale"><draw:object-ole xlink:href="OleObj1"/><draw:image xlink:href="ObjectReplacements/OleObj1"/></draw:frame><text:span text:style-name="T1"/></text:p>
      <text:p text:style-name="P1"><text:span text:style-name="T2"/></text:p>
      <text:p text:style-name="P1"><text:span text:style-name="T3">Name:Shakib Ahmad Shaikh<text:s text:c="15"/>div:comps 3<text:s text:c="12"/>rollno:37</text:span></text:p>
      <text:p text:style-name="P1"><text:span text:style-name="T3"/></text:p>
      <text:p text:style-name="P1"><text:span text:style-name="T4">Experiment no 7:</text:span><text:span text:style-name="T5">Circular Linked List ADT</text:span><text:span text:style-name="T6"/></text:p>
      <text:p text:style-name="P1"><text:span text:style-name="T7">Aim:</text:span><text:span text:style-name="T8">Implementation of Circular Linked List ADT</text:span></text:p>
      <text:p text:style-name="P1"><text:span text:style-name="T9"/></text:p>
      <text:p text:style-name="P1"><text:span text:style-name="T10">Objective :</text:span></text:p>
      <text:p text:style-name="P2"><text:span text:style-name="T11"><text:s/>Circular Linked List can be used to manage the Computing Resources of the computer. Data Structure such as stacks and queue are implemented with the help of circular linked list </text:span></text:p>
      <text:p text:style-name="P3"><text:span text:style-name="T12"/></text:p>
      <text:p text:style-name="P3"><text:span text:style-name="T13">Theory:</text:span></text:p>
      <text:p text:style-name="P4"><text:span text:style-name="T14">Circular Linked List</text:span></text:p>
      <text:p text:style-name="P4"><text:span text:style-name="T14">A circular linked list is a variation of a singly linked list where the last node of the list points back to the first node, creating a loop. This means that the last node's "next" pointer points to the first node instead of containing a NULL value. Circular linked lists can be advantageous in certain scenarios, such as implementing circular buffers or representing elements in a repeating sequence.</text:span></text:p>
      <text:p text:style-name="P4"><text:span text:style-name="T14">Main Function and User Interaction</text:span></text:p>
      <text:list text:style-name="L5">
        <text:list-item>
          <text:p text:style-name="P5"><text:span text:style-name="T14">In the<text:s/></text:span><text:span text:style-name="T15">main()</text:span><text:span text:style-name="T16"><text:s/>function, there is a menu-driven interface that allows users to:</text:span></text:p>
        </text:list-item>
        <text:list-item>
          <text:p text:style-name="P6"><text:span text:style-name="T17">Insert a new node into the circular linked list.</text:span></text:p>
        </text:list-item>
        <text:list-item>
          <text:p text:style-name="P6"><text:span text:style-name="T17">Delete the first node from the list.</text:span></text:p>
        </text:list-item>
        <text:list-item>
          <text:p text:style-name="P6"><text:span text:style-name="T17">Display the elements of the list.</text:span></text:p>
        </text:list-item>
        <text:list-item>
          <text:p text:style-name="P6"><text:span text:style-name="T17">Exit the program.</text:span></text:p>
        </text:list-item>
        <text:list-item>
          <text:p text:style-name="P7"><text:span text:style-name="T18">The program continues to display the menu until the user chooses to exit, and it handles invalid choices by displaying an error message.</text:span></text:p>
        </text:list-item>
      </text:list>
      <text:p text:style-name="P8"><text:span text:style-name="T19"/></text:p>
      <text:p text:style-name="P9"><text:span text:style-name="T19"/></text:p>
      <text:p text:style-name="P9"><text:span text:style-name="T19"/></text:p>
      <text:p text:style-name="P9"><text:span text:style-name="T20">Algorithm:</text:span></text:p>
      <text:p text:style-name="P9"><text:span text:style-name="T20">Step 1: Create a structure for the linked list node with two fields: data and next.</text:span></text:p>
      <text:p text:style-name="P9"><text:span text:style-name="T21"/></text:p>
      <text:p text:style-name="P9"><text:span text:style-name="T22">Step 2: Declare global variables: newnode (to create new nodes), head (to store the head of the list), and temp (to traverse the list).</text:span></text:p>
      <text:p text:style-name="P9"><text:span text:style-name="T23"/></text:p>
      <text:p text:style-name="P9"><text:span text:style-name="T24">Step 3: Define the insert() function:</text:span></text:p>
      <text:p text:style-name="P9"><text:span text:style-name="T24"><text:s text:c="3"/>- Allocate memory for a new node (newnode).</text:span></text:p>
      <text:p text:style-name="P9"><text:span text:style-name="T24"><text:s text:c="3"/>- If memory allocation fails, print an error message and return.</text:span></text:p>
      <text:p text:style-name="P9"><text:span text:style-name="T24"><text:s text:c="3"/>- Prompt the user to enter data for the new node.</text:span></text:p>
      <text:p text:style-name="P9"><text:span text:style-name="T24"><text:s text:c="3"/>- Set newnode's next pointer to NULL.</text:span></text:p>
      <text:p text:style-name="P9"><text:span text:style-name="T24"><text:s text:c="3"/>- Check if the list is empty (head == NULL):</text:span></text:p>
      <text:p text:style-name="P9"><text:span text:style-name="T24"><text:s text:c="5"/>- If it is empty, set head to newnode and make it point to itself to create a circular list.</text:span></text:p>
      <text:p text:style-name="P9"><text:span text:style-name="T24"><text:s text:c="5"/>- If it's not empty, traverse the list to find the last node (temp) and update its next pointer to newnode. Then, make newnode the new last node.</text:span></text:p>
      <text:p text:style-name="P9"><text:span text:style-name="T25"/></text:p>
      <text:p text:style-name="P9"><text:span text:style-name="T26">Step 4: Define the display() function:</text:span></text:p>
      <text:p text:style-name="P9"><text:span text:style-name="T26"><text:s text:c="3"/>- Initialize a counter variable (count) to 0.</text:span></text:p>
      <text:p text:style-name="P9"><text:span text:style-name="T26"><text:s text:c="3"/>- Set temp to the head of the list.</text:span></text:p>
      <text:p text:style-name="P9"><text:span text:style-name="T26"><text:s text:c="3"/>- Print "Elements in the circular linked list are: ".</text:span></text:p>
      <text:p text:style-name="P9"><text:span text:style-name="T26"><text:s text:c="3"/>- If the list is not empty (temp != NULL), do the following:</text:span></text:p>
      <text:p text:style-name="P9"><text:span text:style-name="T26"><text:s text:c="5"/>- Start a loop:</text:span></text:p>
      <text:p text:style-name="P9"><text:span text:style-name="T26"><text:s text:c="7"/>- Print the data of the current node.</text:span></text:p>
      <text:p text:style-name="P9"><text:span text:style-name="T26"><text:s text:c="7"/>- Move temp to the next node.</text:span></text:p>
      <text:p text:style-name="P9"><text:span text:style-name="T26"><text:s text:c="7"/>- Increment count by 1.</text:span></text:p>
      <text:p text:style-name="P9"><text:span text:style-name="T26"><text:s text:c="7"/>- Continue the loop until temp becomes equal to the head again.</text:span></text:p>
      <text:p text:style-name="P9"><text:span text:style-name="T26"><text:s text:c="3"/>- Print the number of nodes (count).</text:span></text:p>
      <text:p text:style-name="P9"><text:span text:style-name="T27"/></text:p>
      <text:p text:style-name="P9"><text:span text:style-name="T28">Step 5: Define the deleteNode() function:</text:span></text:p>
      <text:p text:style-name="P9"><text:span text:style-name="T28"><text:s text:c="3"/>- Check if the list is empty (head == NULL):</text:span></text:p>
      <text:p text:style-name="P9"><text:span text:style-name="T28"><text:s text:c="5"/>- If it's empty, print an error message ("No element to delete from the node") and return.</text:span></text:p>
      <text:p text:style-name="P9"><text:span text:style-name="T28"><text:s text:c="3"/>- If the list is not empty:</text:span></text:p>
      <text:p text:style-name="P9"><text:span text:style-name="T28"><text:s text:c="5"/>- Traverse the list to find the last node (temp) while keeping track of the current head.</text:span></text:p>
      <text:p text:style-name="P9"><text:span text:style-name="T28"><text:s text:c="5"/>- Update the next pointer of the last node (temp) to point to the second node in the list (head-&gt;next).</text:span></text:p>
      <text:p text:style-name="P9"><text:span text:style-name="T28"><text:s text:c="5"/>- Print the data of the deleted node (the previous head).</text:span></text:p>
      <text:p text:style-name="P9"><text:span text:style-name="T28"><text:s text:c="5"/>- Free the memory occupied by the previous head.</text:span></text:p>
      <text:p text:style-name="P9"><text:span text:style-name="T28"><text:s text:c="5"/>- Update the head pointer to the second node in the list.</text:span></text:p>
      <text:p text:style-name="P9"><text:span text:style-name="T29"/></text:p>
      <text:p text:style-name="P9"><text:span text:style-name="T30">Step 6: In the main() function:</text:span></text:p>
      <text:p text:style-name="P9"><text:span text:style-name="T30"><text:s text:c="3"/>- Initialize a loop that repeatedly displays a menu for user choices:</text:span></text:p>
      <text:p text:style-name="P9"><text:span text:style-name="T30"><text:s text:c="5"/>- Insert a new node (call insert()).</text:span></text:p>
      <text:p text:style-name="P9"><text:span text:style-name="T30"><text:s text:c="5"/>- Delete a node (call deleteNode()).</text:span></text:p>
      <text:p text:style-name="P9"><text:span text:style-name="T30"><text:s text:c="5"/>- Display the list (call display()).</text:span></text:p>
      <text:p text:style-name="P9"><text:span text:style-name="T30"><text:s text:c="5"/>- Exit the program.</text:span></text:p>
      <text:p text:style-name="P9"><text:span text:style-name="T30"><text:s text:c="5"/>- Handle invalid choices.</text:span></text:p>
      <text:p text:style-name="P9"><text:span text:style-name="T30"><text:s text:c="3"/>- Repeat the loop until the user chooses to exit.</text:span></text:p>
      <text:p text:style-name="P9"><text:span text:style-name="T31"/></text:p>
      <text:p text:style-name="P9"><text:span text:style-name="T32">Step 7: End the program.</text:span></text:p>
      <text:p text:style-name="P9"><text:span text:style-name="T33"/></text:p>
      <text:p text:style-name="P9"><text:span text:style-name="T33"/></text:p>
      <text:p text:style-name="P9"><text:span text:style-name="T33"/></text:p>
      <text:p text:style-name="P9"><text:span text:style-name="T33"/></text:p>
      <text:p text:style-name="P9"><text:span text:style-name="T33"/></text:p>
      <text:p text:style-name="P9"><text:span text:style-name="T34">Code :</text:span></text:p>
      <text:p text:style-name="P9"><text:span text:style-name="T35">:#include &lt;stdio.h&gt;</text:span></text:p>
      <text:p text:style-name="P9"><text:span text:style-name="T35">#include &lt;stdlib.h&gt;</text:span></text:p>
      <text:p text:style-name="P9"><text:span text:style-name="T35">struct node</text:span></text:p>
      <text:p text:style-name="P9"><text:span text:style-name="T35">{</text:span></text:p>
      <text:p text:style-name="P9"><text:span text:style-name="T35">int data;</text:span></text:p>
      <text:p text:style-name="P9"><text:span text:style-name="T35">struct node *next;</text:span></text:p>
      <text:p text:style-name="P9"><text:span text:style-name="T35">};</text:span></text:p>
      <text:p text:style-name="P9"><text:span text:style-name="T35">struct node *newnode, *head, *temp;</text:span></text:p>
      <text:p text:style-name="P9"><text:span text:style-name="T35">void insert()</text:span></text:p>
      <text:p text:style-name="P9"><text:span text:style-name="T35">{</text:span></text:p>
      <text:p text:style-name="P9"><text:span text:style-name="T35">newnode = (struct node *)malloc(sizeof(struct node));</text:span></text:p>
      <text:p text:style-name="P9"><text:span text:style-name="T35">printf("Enter the data: ");</text:span></text:p>
      <text:p text:style-name="P9"><text:span text:style-name="T35">scanf("%d", &amp;newnode-&gt;data);</text:span></text:p>
      <text:p text:style-name="P9"><text:span text:style-name="T35">newnode-&gt;next = 0;</text:span></text:p>
      <text:p text:style-name="P9"><text:span text:style-name="T35">if (head == 0)</text:span></text:p>
      <text:p text:style-name="P9"><text:span text:style-name="T35">{</text:span></text:p>
      <text:p text:style-name="P9"><text:span text:style-name="T35">head = newnode;</text:span></text:p>
      <text:p text:style-name="P9"><text:span text:style-name="T35">newnode-&gt;next = head;</text:span></text:p>
      <text:p text:style-name="P9"><text:span text:style-name="T35">}</text:span></text:p>
      <text:p text:style-name="P9"><text:span text:style-name="T35">else</text:span></text:p>
      <text:p text:style-name="P9"><text:span text:style-name="T35">{</text:span></text:p>
      <text:p text:style-name="P9"><text:span text:style-name="T35">temp = head;</text:span></text:p>
      <text:p text:style-name="P9"><text:span text:style-name="T35">while (temp-&gt;next != head)</text:span></text:p>
      <text:p text:style-name="P9"><text:span text:style-name="T35">{</text:span></text:p>
      <text:p text:style-name="P9"><text:span text:style-name="T35">temp = temp-&gt;next;</text:span></text:p>
      <text:p text:style-name="P9"><text:span text:style-name="T35">}</text:span></text:p>
      <text:p text:style-name="P9"><text:span text:style-name="T35">temp-&gt;next = newnode;</text:span></text:p>
      <text:p text:style-name="P9"><text:span text:style-name="T35">newnode-&gt;next = head;</text:span></text:p>
      <text:p text:style-name="P9"><text:span text:style-name="T35">}</text:span></text:p>
      <text:p text:style-name="P9"><text:span text:style-name="T35">}</text:span></text:p>
      <text:p text:style-name="P9"><text:span text:style-name="T35">void display()</text:span></text:p>
      <text:p text:style-name="P9"><text:span text:style-name="T35">{</text:span></text:p>
      <text:p text:style-name="P9"><text:span text:style-name="T35">int count = 0;</text:span></text:p>
      <text:p text:style-name="P9"><text:span text:style-name="T35">temp = head;</text:span></text:p>
      <text:p text:style-name="P9"><text:span text:style-name="T35">printf("Elements in the circular linked list are: ");</text:span></text:p>
      <text:p text:style-name="P9"><text:span text:style-name="T35">do</text:span></text:p>
      <text:p text:style-name="P9"><text:span text:style-name="T35">{</text:span></text:p>
      <text:p text:style-name="P9"><text:span text:style-name="T35">printf("%d\t", temp-&gt;data);</text:span></text:p>
      <text:p text:style-name="P9"><text:span text:style-name="T35">temp = temp-&gt;next;</text:span></text:p>
      <text:p text:style-name="P9"><text:span text:style-name="T35">count++;</text:span></text:p>
      <text:p text:style-name="P9"><text:span text:style-name="T35">} while (temp != head);</text:span></text:p>
      <text:p text:style-name="P9"><text:span text:style-name="T35">printf("\nNumber of nodes: %d\n", count);</text:span></text:p>
      <text:p text:style-name="P9"><text:span text:style-name="T35">}</text:span></text:p>
      <text:p text:style-name="P9"><text:span text:style-name="T35">void delete()</text:span></text:p>
      <text:p text:style-name="P9"><text:span text:style-name="T35">{</text:span></text:p>
      <text:p text:style-name="P9"><text:span text:style-name="T35">if (head == 0)</text:span></text:p>
      <text:p text:style-name="P9"><text:span text:style-name="T35">{</text:span></text:p>
      <text:p text:style-name="P9"><text:span text:style-name="T35">printf("No element to delete from the node\n");</text:span></text:p>
      <text:p text:style-name="P9"><text:span text:style-name="T35">}</text:span></text:p>
      <text:p text:style-name="P9"><text:span text:style-name="T35">else</text:span></text:p>
      <text:p text:style-name="P9"><text:span text:style-name="T35">{</text:span></text:p>
      <text:p text:style-name="P9"><text:span text:style-name="T35">temp = head;</text:span></text:p>
      <text:p text:style-name="P9"><text:span text:style-name="T35">while (temp-&gt;next != head)</text:span></text:p>
      <text:p text:style-name="P9"><text:span text:style-name="T35">{</text:span></text:p>
      <text:p text:style-name="P9"><text:span text:style-name="T35">temp = temp-&gt;next;</text:span></text:p>
      <text:p text:style-name="P9"><text:span text:style-name="T35">}</text:span></text:p>
      <text:p text:style-name="P9"><text:span text:style-name="T35">temp-&gt;next = head-&gt;next;</text:span></text:p>
      <text:p text:style-name="P9"><text:span text:style-name="T35">printf("Deleted node data is: %d\n", head-&gt;data);</text:span></text:p>
      <text:p text:style-name="P9"><text:span text:style-name="T35">free(head);</text:span></text:p>
      <text:p text:style-name="P9"><text:span text:style-name="T35">head = temp-&gt;next;</text:span></text:p>
      <text:p text:style-name="P9"><text:span text:style-name="T35">}</text:span></text:p>
      <text:p text:style-name="P9"><text:span text:style-name="T35">}</text:span></text:p>
      <text:p text:style-name="P9"><text:span text:style-name="T35">int main()</text:span></text:p>
      <text:p text:style-name="P9"><text:span text:style-name="T35">{</text:span></text:p>
      <text:p text:style-name="P9"><text:span text:style-name="T35">int ch;</text:span></text:p>
      <text:p text:style-name="P9"><text:span text:style-name="T35">while (1)</text:span></text:p>
      <text:p text:style-name="P9"><text:span text:style-name="T35">{</text:span></text:p>
      <text:p text:style-name="P9"><text:span text:style-name="T35">printf("\nEnter your choice\n1. Insert\n2. Delete\n3. Display\n4. Exit\n");</text:span></text:p>
      <text:p text:style-name="P9"><text:span text:style-name="T35">scanf("%d", &amp;ch);</text:span></text:p>
      <text:p text:style-name="P9"><text:span text:style-name="T35">switch (ch)</text:span></text:p>
      <text:p text:style-name="P9"><text:span text:style-name="T35">{</text:span></text:p>
      <text:p text:style-name="P9"><text:span text:style-name="T35">case 1:</text:span></text:p>
      <text:p text:style-name="P9"><text:span text:style-name="T35">insert();</text:span></text:p>
      <text:p text:style-name="P9"><text:span text:style-name="T35">break;</text:span></text:p>
      <text:p text:style-name="P9"><text:span text:style-name="T35">case 2:</text:span></text:p>
      <text:p text:style-name="P9"><text:span text:style-name="T35">delete();</text:span></text:p>
      <text:p text:style-name="P9"><text:span text:style-name="T35">break;</text:span></text:p>
      <text:p text:style-name="P9"><text:span text:style-name="T35">case 3:</text:span></text:p>
      <text:p text:style-name="P9"><text:span text:style-name="T35">display();</text:span></text:p>
      <text:p text:style-name="P9"><text:span text:style-name="T35">break;</text:span></text:p>
      <text:p text:style-name="P9"><text:span text:style-name="T35">case 4:</text:span></text:p>
      <text:p text:style-name="P9"><text:span text:style-name="T35">exit(0);</text:span></text:p>
      <text:p text:style-name="P9"><text:span text:style-name="T35">break;</text:span></text:p>
      <text:p text:style-name="P9"><text:span text:style-name="T35">default:</text:span></text:p>
      <text:p text:style-name="P9"><text:span text:style-name="T35">printf("Invalid choice\n");</text:span></text:p>
      <text:p text:style-name="P9"><text:span text:style-name="T35">break;</text:span></text:p>
      <text:p text:style-name="P9"><text:span text:style-name="T35">}</text:span></text:p>
      <text:p text:style-name="P9"><text:span text:style-name="T35">}</text:span></text:p>
      <text:p text:style-name="P9"><text:span text:style-name="T35">return 0;</text:span></text:p>
      <text:p text:style-name="P9"><text:span text:style-name="T35">}</text:span></text:p>
      <text:p text:style-name="P9"><text:span text:style-name="T36"/></text:p>
      <text:p text:style-name="P9"><text:span text:style-name="T36"/></text:p>
      <text:p text:style-name="P9"><text:span text:style-name="T36"/></text:p>
      <text:p text:style-name="P9"><text:span text:style-name="T36"/></text:p>
      <text:p text:style-name="P9"><text:span text:style-name="T36"/></text:p>
      <text:p text:style-name="P9"><text:span text:style-name="T36"/></text:p>
      <text:p text:style-name="P9"><text:span text:style-name="T36"/></text:p>
      <text:p text:style-name="P9"><text:span text:style-name="T36"/></text:p>
      <text:p text:style-name="P9"><text:span text:style-name="T37">Output:</text:span></text:p>
      <text:p text:style-name="P9"><draw:frame text:anchor-type="as-char" svg:width="165.10mm" svg:height="92.87mm" style:rel-width="scale" style:rel-height="scale"><draw:object-ole xlink:href="OleObj2"/><draw:image xlink:href="ObjectReplacements/OleObj2"/></draw:frame><text:span text:style-name="T38"/></text:p>
      <text:p text:style-name="P9"><text:span text:style-name="T38"/></text:p>
      <text:p text:style-name="P9"><text:span text:style-name="T39">Conclusion :</text:span></text:p>
      <text:p text:style-name="P10"><text:span text:style-name="T40">In summary, this code demonstrates the implementation of a circular linked list with basic operations, providing a practical example of how linked lists work in a circular context. Users can interact with the program to insert, delete, and display elements in the circular list, and it maintains the circular structure throughout these operations.</text:span></text:p>
      <text:p text:style-name="P11"><text:span text:style-name="T41"/></text:p>
      <text:p text:style-name="P12"><text:span text:style-name="T41"/></text:p>
      <text:p text:style-name="P12"><text:span text:style-name="T41"/></text:p>
      <text:p text:style-name="P12"><text:span text:style-name="T41"/></text:p>
      <text:p text:style-name="P12"><text:span text:style-name="T41"/></text:p>
      <text:p text:style-name="P12"><text:span text:style-name="T4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